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6.605cm"/>
    </style:style>
    <style:style style:name="gr7" style:family="graphic" style:parent-style-name="standard">
      <style:graphic-properties svg:stroke-width="0.081cm" svg:stroke-color="#666666" draw:marker-start-width="0.321cm" draw:marker-end-width="0.321cm" draw:fill-color="#99ffff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draw:stroke="dash" draw:stroke-dash="Fine_20_Dashed_20__28_var_29_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1.8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cm" fo:min-width="0.684cm"/>
    </style:style>
    <style:style style:name="gr13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66cc" fo:font-size="16pt"/>
    </style:style>
    <style:style style:name="P7" style:family="paragraph"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P8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 fo:font-size="16pt"/>
    </style:style>
    <style:style style:name="T3" style:family="text">
      <style:text-properties fo:color="#0066cc" fo:font-family="Courier" style:font-style-name="Oblique" style:font-family-generic="modern" style:font-pitch="variable" fo:font-size="15pt" style:font-size-asian="15pt" style:font-size-complex="15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8cm" svg:height="0.821cm" svg:x="3.673cm" svg:y="15.947cm">
          <text:p text:style-name="P1"><text:span text:style-name="T1">B</text:span></text:p>
        </draw:ellipse>
        <draw:ellipse draw:style-name="gr2" draw:text-style-name="P2" draw:layer="layout" svg:width="0.778cm" svg:height="0.819cm" svg:x="5.302cm" svg:y="14.531cm">
          <text:p text:style-name="P1"><text:span text:style-name="T1">C</text:span></text:p>
        </draw:ellipse>
        <draw:line draw:style-name="gr3" draw:text-style-name="P3" draw:layer="layout" svg:x1="5.372cm" svg:y1="15.202cm" svg:x2="4.381cm" svg:y2="16.097cm">
          <text:p/>
        </draw:line>
        <draw:ellipse draw:style-name="gr2" draw:text-style-name="P2" draw:layer="layout" svg:width="0.778cm" svg:height="0.82cm" svg:x="5.302cm" svg:y="12.518cm">
          <text:p text:style-name="P1"><text:span text:style-name="T1">D</text:span></text:p>
        </draw:ellipse>
        <draw:line draw:style-name="gr3" draw:text-style-name="P3" draw:layer="layout" svg:x1="5.69cm" svg:y1="13.338cm" svg:x2="5.69cm" svg:y2="14.531cm">
          <text:p/>
        </draw:line>
        <draw:ellipse draw:style-name="gr2" draw:text-style-name="P2" draw:layer="layout" svg:width="0.778cm" svg:height="0.82cm" svg:x="5.302cm" svg:y="10.505cm">
          <text:p text:style-name="P1"><text:span text:style-name="T1">G</text:span></text:p>
        </draw:ellipse>
        <draw:line draw:style-name="gr3" draw:text-style-name="P3" draw:layer="layout" svg:x1="5.69cm" svg:y1="11.325cm" svg:x2="5.69cm" svg:y2="12.518cm">
          <text:p/>
        </draw:line>
        <draw:ellipse draw:style-name="gr1" draw:text-style-name="P2" draw:layer="layout" svg:width="0.778cm" svg:height="0.82cm" svg:x="3.674cm" svg:y="13.975cm">
          <text:p text:style-name="P1"><text:span text:style-name="T1">K</text:span></text:p>
        </draw:ellipse>
        <draw:line draw:style-name="gr3" draw:text-style-name="P3" draw:layer="layout" svg:x1="4.063cm" svg:y1="14.796cm" svg:x2="4.063cm" svg:y2="15.989cm">
          <text:p/>
        </draw:line>
        <draw:custom-shape draw:style-name="gr4" draw:text-style-name="P4" draw:layer="layout" svg:width="1.549cm" svg:height="0.7cm" svg:x="1.5cm" svg:y="14.407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1.984cm" svg:height="0.962cm" svg:x="4.012cm" svg:y="17.338cm">
          <draw:text-box>
            <text:p text:style-name="P5">Initial</text:p>
          </draw:text-box>
        </draw:frame>
        <draw:frame draw:style-name="gr6" draw:text-style-name="P6" draw:layer="layout" svg:width="7.105cm" svg:height="0.984cm" svg:x="9.2cm" svg:y="17.416cm">
          <draw:text-box>
            <text:p text:style-name="P5"><text:span text:style-name="T2">git rebase master</text:span></text:p>
          </draw:text-box>
        </draw:frame>
        <draw:ellipse draw:style-name="gr7" draw:text-style-name="P2" draw:layer="layout" svg:width="0.778cm" svg:height="0.819cm" svg:x="6.994cm" svg:y="11.551cm">
          <text:p text:style-name="P1"><text:span text:style-name="T1">E</text:span></text:p>
        </draw:ellipse>
        <draw:line draw:style-name="gr3" draw:text-style-name="P3" draw:layer="layout" svg:x1="7.073cm" svg:y1="12.22cm" svg:x2="6.073cm" svg:y2="12.917cm">
          <text:p/>
        </draw:line>
        <draw:ellipse draw:style-name="gr7" draw:text-style-name="P2" draw:layer="layout" svg:width="0.778cm" svg:height="0.82cm" svg:x="6.994cm" svg:y="9.538cm">
          <text:p text:style-name="P1"><text:span text:style-name="T1">F</text:span></text:p>
        </draw:ellipse>
        <draw:line draw:style-name="gr3" draw:text-style-name="P3" draw:layer="layout" svg:x1="7.382cm" svg:y1="10.358cm" svg:x2="7.382cm" svg:y2="11.551cm">
          <text:p/>
        </draw:line>
        <draw:line draw:style-name="gr3" draw:text-style-name="P3" draw:layer="layout" svg:x1="6.073cm" svg:y1="9.02cm" svg:x2="7.173cm" svg:y2="9.72cm">
          <text:p/>
        </draw:line>
        <draw:custom-shape draw:style-name="gr8" draw:text-style-name="P4" draw:layer="layout" svg:width="1.549cm" svg:height="0.7cm" svg:x="6.58cm" svg:y="6.02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134.96774193548 19473.894436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1.549cm" svg:height="0.7cm" svg:x="6.624cm" svg:y="6.821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2" draw:layer="layout" svg:width="0.778cm" svg:height="0.82cm" svg:x="5.302cm" svg:y="8.498cm">
          <text:p text:style-name="P1"><text:span text:style-name="T1">H</text:span></text:p>
        </draw:ellipse>
        <draw:line draw:style-name="gr3" draw:text-style-name="P3" draw:layer="layout" svg:x1="5.69cm" svg:y1="9.318cm" svg:x2="5.69cm" svg:y2="10.511cm">
          <text:p/>
        </draw:line>
        <draw:ellipse draw:style-name="gr2" draw:text-style-name="P2" draw:layer="layout" svg:width="0.778cm" svg:height="0.82cm" svg:x="5.302cm" svg:y="6.485cm">
          <text:p text:style-name="P1"><text:span text:style-name="T1">I</text:span></text:p>
        </draw:ellipse>
        <draw:line draw:style-name="gr3" draw:text-style-name="P3" draw:layer="layout" svg:x1="5.69cm" svg:y1="7.305cm" svg:x2="5.69cm" svg:y2="8.498cm">
          <text:p/>
        </draw:line>
        <draw:ellipse draw:style-name="gr1" draw:text-style-name="P2" draw:layer="layout" svg:width="0.778cm" svg:height="0.821cm" svg:x="11.573cm" svg:y="15.938cm">
          <text:p text:style-name="P1"><text:span text:style-name="T1">B</text:span></text:p>
        </draw:ellipse>
        <draw:ellipse draw:style-name="gr10" draw:text-style-name="P2" draw:layer="layout" svg:width="0.778cm" svg:height="0.819cm" svg:x="13.202cm" svg:y="14.522cm">
          <text:p text:style-name="P1"><text:span text:style-name="T1">C</text:span></text:p>
        </draw:ellipse>
        <draw:line draw:style-name="gr3" draw:text-style-name="P3" draw:layer="layout" svg:x1="13.272cm" svg:y1="15.193cm" svg:x2="12.281cm" svg:y2="16.088cm">
          <text:p/>
        </draw:line>
        <draw:ellipse draw:style-name="gr10" draw:text-style-name="P2" draw:layer="layout" svg:width="0.778cm" svg:height="0.82cm" svg:x="13.202cm" svg:y="12.509cm">
          <text:p text:style-name="P1"><text:span text:style-name="T1">D</text:span></text:p>
        </draw:ellipse>
        <draw:line draw:style-name="gr3" draw:text-style-name="P3" draw:layer="layout" svg:x1="13.59cm" svg:y1="13.329cm" svg:x2="13.59cm" svg:y2="14.522cm">
          <text:p/>
        </draw:line>
        <draw:ellipse draw:style-name="gr10" draw:text-style-name="P2" draw:layer="layout" svg:width="0.778cm" svg:height="0.82cm" svg:x="13.202cm" svg:y="10.496cm">
          <text:p text:style-name="P1"><text:span text:style-name="T1">G</text:span></text:p>
        </draw:ellipse>
        <draw:line draw:style-name="gr3" draw:text-style-name="P3" draw:layer="layout" svg:x1="13.59cm" svg:y1="11.316cm" svg:x2="13.59cm" svg:y2="12.509cm">
          <text:p/>
        </draw:line>
        <draw:ellipse draw:style-name="gr1" draw:text-style-name="P2" draw:layer="layout" svg:width="0.778cm" svg:height="0.82cm" svg:x="11.574cm" svg:y="13.966cm">
          <text:p text:style-name="P1"><text:span text:style-name="T1">K</text:span></text:p>
        </draw:ellipse>
        <draw:line draw:style-name="gr3" draw:text-style-name="P3" draw:layer="layout" svg:x1="11.963cm" svg:y1="14.787cm" svg:x2="11.963cm" svg:y2="15.98cm">
          <text:p/>
        </draw:line>
        <draw:custom-shape draw:style-name="gr4" draw:text-style-name="P4" draw:layer="layout" svg:width="1.549cm" svg:height="0.7cm" svg:x="9.4cm" svg:y="14.298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2" draw:layer="layout" svg:width="0.778cm" svg:height="0.82cm" svg:x="11.574cm" svg:y="11.946cm">
          <text:p text:style-name="P1"><text:span text:style-name="T1">C'</text:span></text:p>
        </draw:ellipse>
        <draw:line draw:style-name="gr3" draw:text-style-name="P3" draw:layer="layout" svg:x1="11.963cm" svg:y1="12.767cm" svg:x2="11.963cm" svg:y2="13.96cm">
          <text:p/>
        </draw:line>
        <draw:ellipse draw:style-name="gr10" draw:text-style-name="P2" draw:layer="layout" svg:width="0.778cm" svg:height="0.819cm" svg:x="14.894cm" svg:y="11.542cm">
          <text:p text:style-name="P1"><text:span text:style-name="T1">E</text:span></text:p>
        </draw:ellipse>
        <draw:line draw:style-name="gr3" draw:text-style-name="P3" draw:layer="layout" svg:x1="14.973cm" svg:y1="12.211cm" svg:x2="13.973cm" svg:y2="12.908cm">
          <text:p/>
        </draw:line>
        <draw:ellipse draw:style-name="gr10" draw:text-style-name="P2" draw:layer="layout" svg:width="0.778cm" svg:height="0.82cm" svg:x="14.894cm" svg:y="9.529cm">
          <text:p text:style-name="P1"><text:span text:style-name="T1">F</text:span></text:p>
        </draw:ellipse>
        <draw:line draw:style-name="gr3" draw:text-style-name="P3" draw:layer="layout" svg:x1="15.282cm" svg:y1="10.349cm" svg:x2="15.282cm" svg:y2="11.542cm">
          <text:p/>
        </draw:line>
        <draw:line draw:style-name="gr3" draw:text-style-name="P3" draw:layer="layout" svg:x1="13.973cm" svg:y1="9.011cm" svg:x2="15.073cm" svg:y2="9.711cm">
          <text:p/>
        </draw:line>
        <draw:custom-shape draw:style-name="gr8" draw:text-style-name="P4" draw:layer="layout" svg:width="1.549cm" svg:height="0.7cm" svg:x="12.907cm" svg:y="1.399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134.96774193548 19473.894436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1.549cm" svg:height="0.7cm" svg:x="12.951cm" svg:y="2.2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2" draw:layer="layout" svg:width="0.778cm" svg:height="0.82cm" svg:x="13.202cm" svg:y="8.489cm">
          <text:p text:style-name="P1"><text:span text:style-name="T1">H</text:span></text:p>
        </draw:ellipse>
        <draw:line draw:style-name="gr3" draw:text-style-name="P3" draw:layer="layout" svg:x1="13.59cm" svg:y1="9.309cm" svg:x2="13.59cm" svg:y2="10.502cm">
          <text:p/>
        </draw:line>
        <draw:ellipse draw:style-name="gr10" draw:text-style-name="P2" draw:layer="layout" svg:width="0.778cm" svg:height="0.82cm" svg:x="13.202cm" svg:y="6.476cm">
          <text:p text:style-name="P1"><text:span text:style-name="T1">I</text:span></text:p>
        </draw:ellipse>
        <draw:line draw:style-name="gr3" draw:text-style-name="P3" draw:layer="layout" svg:x1="13.59cm" svg:y1="7.296cm" svg:x2="13.59cm" svg:y2="8.489cm">
          <text:p/>
        </draw:line>
        <draw:ellipse draw:style-name="gr2" draw:text-style-name="P2" draw:layer="layout" svg:width="0.778cm" svg:height="0.821cm" svg:x="11.574cm" svg:y="9.938cm">
          <text:p text:style-name="P1"><text:span text:style-name="T1">D'</text:span></text:p>
        </draw:ellipse>
        <draw:line draw:style-name="gr3" draw:text-style-name="P3" draw:layer="layout" svg:x1="11.963cm" svg:y1="10.759cm" svg:x2="11.963cm" svg:y2="11.952cm">
          <text:p/>
        </draw:line>
        <draw:ellipse draw:style-name="gr2" draw:text-style-name="P2" draw:layer="layout" svg:width="0.778cm" svg:height="0.82cm" svg:x="11.575cm" svg:y="7.966cm">
          <text:p text:style-name="P1"><text:span text:style-name="T1">E'</text:span></text:p>
        </draw:ellipse>
        <draw:line draw:style-name="gr3" draw:text-style-name="P3" draw:layer="layout" svg:x1="11.964cm" svg:y1="8.787cm" svg:x2="11.964cm" svg:y2="9.98cm">
          <text:p/>
        </draw:line>
        <draw:ellipse draw:style-name="gr2" draw:text-style-name="P2" draw:layer="layout" svg:width="0.778cm" svg:height="0.82cm" svg:x="11.575cm" svg:y="5.946cm">
          <text:p text:style-name="P1"><text:span text:style-name="T1">F'</text:span></text:p>
        </draw:ellipse>
        <draw:line draw:style-name="gr3" draw:text-style-name="P3" draw:layer="layout" svg:x1="11.964cm" svg:y1="6.767cm" svg:x2="11.964cm" svg:y2="7.96cm">
          <text:p/>
        </draw:line>
        <draw:ellipse draw:style-name="gr2" draw:text-style-name="P2" draw:layer="layout" svg:width="0.778cm" svg:height="0.82cm" svg:x="11.575cm" svg:y="3.946cm">
          <text:p text:style-name="P1"><text:span text:style-name="T1">H'</text:span></text:p>
        </draw:ellipse>
        <draw:line draw:style-name="gr3" draw:text-style-name="P3" draw:layer="layout" svg:x1="11.964cm" svg:y1="4.767cm" svg:x2="11.964cm" svg:y2="5.96cm">
          <text:p/>
        </draw:line>
        <draw:ellipse draw:style-name="gr2" draw:text-style-name="P2" draw:layer="layout" svg:width="0.778cm" svg:height="0.82cm" svg:x="11.575cm" svg:y="1.926cm">
          <text:p text:style-name="P1"><text:span text:style-name="T1">I'</text:span></text:p>
        </draw:ellipse>
        <draw:line draw:style-name="gr3" draw:text-style-name="P3" draw:layer="layout" svg:x1="11.964cm" svg:y1="2.747cm" svg:x2="11.964cm" svg:y2="3.94cm">
          <text:p/>
        </draw:line>
        <draw:ellipse draw:style-name="gr1" draw:text-style-name="P2" draw:layer="layout" svg:width="0.778cm" svg:height="0.821cm" svg:x="20.173cm" svg:y="15.938cm">
          <text:p text:style-name="P1"><text:span text:style-name="T1">B</text:span></text:p>
        </draw:ellipse>
        <draw:line draw:style-name="gr3" draw:text-style-name="P3" draw:layer="layout" svg:x1="23.9cm" svg:y1="15.2cm" svg:x2="20.881cm" svg:y2="16.088cm">
          <text:p/>
        </draw:line>
        <draw:ellipse draw:style-name="gr1" draw:text-style-name="P2" draw:layer="layout" svg:width="0.778cm" svg:height="0.82cm" svg:x="20.174cm" svg:y="13.966cm">
          <text:p text:style-name="P1"><text:span text:style-name="T1">K</text:span></text:p>
        </draw:ellipse>
        <draw:line draw:style-name="gr3" draw:text-style-name="P3" draw:layer="layout" svg:x1="20.563cm" svg:y1="14.787cm" svg:x2="20.563cm" svg:y2="15.98cm">
          <text:p/>
        </draw:line>
        <draw:custom-shape draw:style-name="gr4" draw:text-style-name="P4" draw:layer="layout" svg:width="1.549cm" svg:height="0.7cm" svg:x="18cm" svg:y="14.398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2" draw:layer="layout" svg:width="0.778cm" svg:height="0.819cm" svg:x="23.902cm" svg:y="14.523cm">
          <text:p text:style-name="P1"><text:span text:style-name="T1">C</text:span></text:p>
        </draw:ellipse>
        <draw:ellipse draw:style-name="gr10" draw:text-style-name="P2" draw:layer="layout" svg:width="0.778cm" svg:height="0.82cm" svg:x="23.902cm" svg:y="12.51cm">
          <text:p text:style-name="P1"><text:span text:style-name="T1">D</text:span></text:p>
        </draw:ellipse>
        <draw:line draw:style-name="gr3" draw:text-style-name="P3" draw:layer="layout" svg:x1="24.29cm" svg:y1="13.33cm" svg:x2="24.29cm" svg:y2="14.523cm">
          <text:p/>
        </draw:line>
        <draw:ellipse draw:style-name="gr10" draw:text-style-name="P2" draw:layer="layout" svg:width="0.778cm" svg:height="0.82cm" svg:x="23.902cm" svg:y="10.497cm">
          <text:p text:style-name="P1"><text:span text:style-name="T1">G</text:span></text:p>
        </draw:ellipse>
        <draw:line draw:style-name="gr3" draw:text-style-name="P3" draw:layer="layout" svg:x1="24.29cm" svg:y1="11.317cm" svg:x2="24.29cm" svg:y2="12.51cm">
          <text:p/>
        </draw:line>
        <draw:ellipse draw:style-name="gr10" draw:text-style-name="P2" draw:layer="layout" svg:width="0.778cm" svg:height="0.819cm" svg:x="25.594cm" svg:y="11.543cm">
          <text:p text:style-name="P1"><text:span text:style-name="T1">E</text:span></text:p>
        </draw:ellipse>
        <draw:line draw:style-name="gr3" draw:text-style-name="P3" draw:layer="layout" svg:x1="25.673cm" svg:y1="12.212cm" svg:x2="24.673cm" svg:y2="12.909cm">
          <text:p/>
        </draw:line>
        <draw:ellipse draw:style-name="gr10" draw:text-style-name="P2" draw:layer="layout" svg:width="0.778cm" svg:height="0.82cm" svg:x="25.594cm" svg:y="9.53cm">
          <text:p text:style-name="P1"><text:span text:style-name="T1">F</text:span></text:p>
        </draw:ellipse>
        <draw:line draw:style-name="gr3" draw:text-style-name="P3" draw:layer="layout" svg:x1="25.982cm" svg:y1="10.35cm" svg:x2="25.982cm" svg:y2="11.543cm">
          <text:p/>
        </draw:line>
        <draw:line draw:style-name="gr3" draw:text-style-name="P3" draw:layer="layout" svg:x1="24.673cm" svg:y1="9.012cm" svg:x2="25.773cm" svg:y2="9.712cm">
          <text:p/>
        </draw:line>
        <draw:ellipse draw:style-name="gr10" draw:text-style-name="P2" draw:layer="layout" svg:width="0.778cm" svg:height="0.82cm" svg:x="23.902cm" svg:y="8.49cm">
          <text:p text:style-name="P1"><text:span text:style-name="T1">H</text:span></text:p>
        </draw:ellipse>
        <draw:line draw:style-name="gr3" draw:text-style-name="P3" draw:layer="layout" svg:x1="24.29cm" svg:y1="9.31cm" svg:x2="24.29cm" svg:y2="10.503cm">
          <text:p/>
        </draw:line>
        <draw:ellipse draw:style-name="gr10" draw:text-style-name="P2" draw:layer="layout" svg:width="0.778cm" svg:height="0.82cm" svg:x="23.902cm" svg:y="6.477cm">
          <text:p text:style-name="P1"><text:span text:style-name="T1">I</text:span></text:p>
        </draw:ellipse>
        <draw:line draw:style-name="gr3" draw:text-style-name="P3" draw:layer="layout" svg:x1="24.29cm" svg:y1="7.297cm" svg:x2="24.29cm" svg:y2="8.49cm">
          <text:p/>
        </draw:line>
        <draw:ellipse draw:style-name="gr2" draw:text-style-name="P2" draw:layer="layout" svg:width="0.778cm" svg:height="0.819cm" svg:x="20.191cm" svg:y="11.932cm">
          <text:p text:style-name="P1"><text:span text:style-name="T1">C'</text:span></text:p>
        </draw:ellipse>
        <draw:ellipse draw:style-name="gr2" draw:text-style-name="P2" draw:layer="layout" svg:width="0.778cm" svg:height="0.82cm" svg:x="20.191cm" svg:y="9.919cm">
          <text:p text:style-name="P1"><text:span text:style-name="T1">D'</text:span></text:p>
        </draw:ellipse>
        <draw:line draw:style-name="gr3" draw:text-style-name="P3" draw:layer="layout" svg:x1="20.579cm" svg:y1="10.739cm" svg:x2="20.579cm" svg:y2="11.932cm">
          <text:p/>
        </draw:line>
        <draw:ellipse draw:style-name="gr2" draw:text-style-name="P2" draw:layer="layout" svg:width="0.778cm" svg:height="0.82cm" svg:x="20.191cm" svg:y="7.906cm">
          <text:p text:style-name="P1"><text:span text:style-name="T1">G'</text:span></text:p>
        </draw:ellipse>
        <draw:line draw:style-name="gr3" draw:text-style-name="P3" draw:layer="layout" svg:x1="20.579cm" svg:y1="8.726cm" svg:x2="20.579cm" svg:y2="9.919cm">
          <text:p/>
        </draw:line>
        <draw:ellipse draw:style-name="gr7" draw:text-style-name="P2" draw:layer="layout" svg:width="0.778cm" svg:height="0.819cm" svg:x="21.883cm" svg:y="8.952cm">
          <text:p text:style-name="P1"><text:span text:style-name="T1">E'</text:span></text:p>
        </draw:ellipse>
        <draw:line draw:style-name="gr3" draw:text-style-name="P3" draw:layer="layout" svg:x1="21.962cm" svg:y1="9.621cm" svg:x2="20.962cm" svg:y2="10.318cm">
          <text:p/>
        </draw:line>
        <draw:ellipse draw:style-name="gr7" draw:text-style-name="P2" draw:layer="layout" svg:width="0.778cm" svg:height="0.82cm" svg:x="21.883cm" svg:y="6.939cm">
          <text:p text:style-name="P1"><text:span text:style-name="T1">F'</text:span></text:p>
        </draw:ellipse>
        <draw:line draw:style-name="gr3" draw:text-style-name="P3" draw:layer="layout" svg:x1="22.271cm" svg:y1="7.759cm" svg:x2="22.271cm" svg:y2="8.952cm">
          <text:p/>
        </draw:line>
        <draw:line draw:style-name="gr3" draw:text-style-name="P3" draw:layer="layout" svg:x1="20.962cm" svg:y1="6.421cm" svg:x2="22.062cm" svg:y2="7.121cm">
          <text:p/>
        </draw:line>
        <draw:custom-shape draw:style-name="gr9" draw:text-style-name="P4" draw:layer="layout" svg:width="1.549cm" svg:height="0.7cm" svg:x="21.513cm" svg:y="4.222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2" draw:layer="layout" svg:width="0.778cm" svg:height="0.82cm" svg:x="20.191cm" svg:y="5.899cm">
          <text:p text:style-name="P1"><text:span text:style-name="T1">H'</text:span></text:p>
        </draw:ellipse>
        <draw:line draw:style-name="gr3" draw:text-style-name="P3" draw:layer="layout" svg:x1="20.579cm" svg:y1="6.719cm" svg:x2="20.579cm" svg:y2="7.912cm">
          <text:p/>
        </draw:line>
        <draw:ellipse draw:style-name="gr2" draw:text-style-name="P2" draw:layer="layout" svg:width="0.778cm" svg:height="0.82cm" svg:x="20.191cm" svg:y="3.886cm">
          <text:p text:style-name="P1"><text:span text:style-name="T1">I'</text:span></text:p>
        </draw:ellipse>
        <draw:line draw:style-name="gr3" draw:text-style-name="P3" draw:layer="layout" svg:x1="20.579cm" svg:y1="4.706cm" svg:x2="20.579cm" svg:y2="5.899cm">
          <text:p/>
        </draw:line>
        <draw:line draw:style-name="gr3" draw:text-style-name="P3" draw:layer="layout" svg:x1="20.563cm" svg:y1="12.767cm" svg:x2="20.563cm" svg:y2="13.96cm">
          <text:p/>
        </draw:line>
        <draw:frame draw:style-name="gr11" draw:text-style-name="P7" draw:layer="layout" svg:width="12.347cm" svg:height="0.984cm" svg:x="15.785cm" svg:y="17.4cm">
          <draw:text-box>
            <text:p text:style-name="P5"><text:span text:style-name="T3">git rebase master --rebase-merges</text:span></text:p>
          </draw:text-box>
        </draw:frame>
        <draw:frame draw:style-name="gr12" draw:text-style-name="P8" draw:layer="layout" svg:width="1.184cm" svg:height="7.3cm" svg:x="16.2cm" svg:y="8.538cm">
          <draw:text-box>
            <text:p text:style-name="P5"><text:span text:style-name="T4">VS</text:span></text:p>
          </draw:text-box>
        </draw:frame>
        <draw:line draw:style-name="gr13" draw:text-style-name="P9" draw:layer="layout" svg:x1="16.8cm" svg:y1="8.2cm" svg:x2="16.8cm" svg:y2="2cm">
          <text:p/>
        </draw:line>
        <draw:line draw:style-name="gr13" draw:text-style-name="P9" draw:layer="layout" svg:x1="16.8cm" svg:y1="15.9cm" svg:x2="16.8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4T15:32:24</dc:date>
    <dc:creator>m m</dc:creator>
    <meta:editing-duration>P1DT12H11M14S</meta:editing-duration>
    <meta:editing-cycles>20</meta:editing-cycles>
    <meta:generator>OpenOffice/4.1.7$Unix OpenOffice.org_project/417m1$Build-9800</meta:generator>
    <meta:document-statistic meta:object-count="95"/>
  </office:meta>
</office:document-meta>
</file>